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4-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Marz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Servicio de festejo para el encuentro nacional de la Oficina de Atención Ciudadana (OAC).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BANQUETES Y FESTINES TIFFANY, C.A., RIF: J-31186368-0, por un monto de Bs. 2.172,80, ubicada en Sector las Avenidas, Av. Luis del Valle Garcia Local 60 Maturín Monagas, MATURIN ESTADO MONAGAS
<text:line-break/>
<text:line-break/></text:p>
      <text:p text:style-name="P11"/>
      <text:p text:style-name="P5"><text:span text:style-name="T21">En Maturín, a los </text:span><text:span text:style-name="Fuente_20_de_20_párrafo_20_predeter."><text:span text:style-name="T17"><text:s/>treinta y uno (3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rz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